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232E0000380CB876C5BE.svm"/>
  <manifest:file-entry manifest:media-type="image/png" manifest:full-path="Pictures/1000000000000031000000469719839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WWNum3">
      <style:paragraph-properties fo:margin-left="0.053cm" fo:margin-right="0cm" fo:text-indent="0cm" style:auto-text-indent="false">
        <style:tab-stops/>
      </style:paragraph-properties>
    </style:style>
    <style:style style:name="P2" style:family="paragraph" style:parent-style-name="Standard" style:list-style-name="WWNum3">
      <style:paragraph-properties fo:margin-left="1.244cm" fo:margin-right="0cm" fo:text-indent="-1.191cm" style:auto-text-indent="false">
        <style:tab-stops/>
      </style:paragraph-properties>
    </style:style>
    <style:style style:name="P3" style:family="paragraph" style:parent-style-name="Standard" style:list-style-name="WWNum3">
      <style:paragraph-properties fo:margin-left="2.501cm" fo:margin-right="0cm" fo:text-indent="-1.191cm" style:auto-text-indent="false">
        <style:tab-stops/>
      </style:paragraph-properties>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6" style:family="paragraph" style:parent-style-name="Standard" style:list-style-name="L1">
      <style:paragraph-properties>
        <style:tab-stops/>
      </style:paragraph-properties>
    </style:style>
    <style:style style:name="P7" style:family="paragraph" style:parent-style-name="Standard" style:list-style-name="WWNum3">
      <style:paragraph-properties fo:margin-left="1.251cm" fo:margin-right="0cm" fo:text-indent="0cm" style:auto-text-indent="false">
        <style:tab-stops/>
      </style:paragraph-properties>
    </style:style>
    <style:style style:name="P8" style:family="paragraph" style:parent-style-name="Standard" style:list-style-name="L2">
      <style:paragraph-properties>
        <style:tab-stops/>
      </style:paragraph-properties>
    </style:style>
    <style:style style:name="P9" style:family="paragraph" style:parent-style-name="Standard" style:list-style-name="L3">
      <style:paragraph-properties>
        <style:tab-stops/>
      </style:paragraph-properties>
    </style:style>
    <style:style style:name="P10" style:family="paragraph" style:parent-style-name="Text_20_body">
      <style:paragraph-properties fo:text-align="justify" style:justify-single-word="false" fo:orphans="2" fo:widows="2" style:writing-mode="lr-tb"/>
    </style:style>
    <style:style style:name="P11" style:family="paragraph" style:parent-style-name="Standard" style:list-style-name="L4">
      <style:paragraph-properties>
        <style:tab-stops/>
      </style:paragraph-properties>
    </style:style>
    <style:style style:name="P12"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3" style:family="paragraph" style:parent-style-name="Standard" style:list-style-name="L5">
      <style:paragraph-properties>
        <style:tab-stops/>
      </style:paragraph-properties>
    </style:style>
    <style:style style:name="P14"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5"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8" style:family="paragraph" style:parent-style-name="Footer">
      <style:paragraph-properties fo:text-align="center" style:justify-single-word="false"/>
      <style:text-properties fo:color="#666666" fo:font-style="italic" style:font-style-asian="italic" style:font-style-complex="italic"/>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2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28"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29"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30"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31" style:family="paragraph" style:parent-style-name="Standard" style:list-style-name="L1">
      <style:paragraph-properties>
        <style:tab-stops/>
      </style:paragraph-properties>
    </style:style>
    <style:style style:name="P32" style:family="paragraph" style:parent-style-name="Standard" style:list-style-name="L2">
      <style:paragraph-properties>
        <style:tab-stops/>
      </style:paragraph-properties>
    </style:style>
    <style:style style:name="P33" style:family="paragraph" style:parent-style-name="Standard" style:list-style-name="L3">
      <style:paragraph-properties>
        <style:tab-stops/>
      </style:paragraph-properties>
    </style:style>
    <style:style style:name="P34" style:family="paragraph" style:parent-style-name="Standard" style:list-style-name="L4">
      <style:paragraph-properties>
        <style:tab-stops/>
      </style:paragraph-properties>
    </style:style>
    <style:style style:name="P35" style:family="paragraph" style:parent-style-name="Standard" style:list-style-name="L5">
      <style:paragraph-properties>
        <style:tab-stops/>
      </style:paragraph-properties>
    </style:style>
    <style:style style:name="P36" style:family="paragraph" style:parent-style-name="Standard" style:list-style-name="WWNum3">
      <style:paragraph-properties fo:margin-left="0.053cm" fo:margin-right="0cm" fo:text-indent="0cm" style:auto-text-indent="false">
        <style:tab-stops/>
      </style:paragraph-properties>
    </style:style>
    <style:style style:name="P37" style:family="paragraph" style:parent-style-name="Standard" style:list-style-name="WWNum3">
      <style:paragraph-properties fo:margin-left="1.244cm" fo:margin-right="0cm" fo:text-indent="-1.191cm" style:auto-text-indent="false">
        <style:tab-stops/>
      </style:paragraph-properties>
    </style:style>
    <style:style style:name="P38" style:family="paragraph" style:parent-style-name="Standard" style:list-style-name="WWNum3">
      <style:paragraph-properties fo:margin-left="2.501cm" fo:margin-right="0cm" fo:text-indent="-1.191cm" style:auto-text-indent="false">
        <style:tab-stops/>
      </style:paragraph-properties>
    </style:style>
    <style:style style:name="P39" style:family="paragraph" style:parent-style-name="Standard" style:list-style-name="WWNum3">
      <style:paragraph-properties fo:margin-left="1.251cm" fo:margin-right="0cm" fo:text-indent="0cm" style:auto-text-indent="false">
        <style:tab-stops/>
      </style:paragraph-properties>
    </style:style>
    <style:style style:name="P40"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41" style:family="paragraph" style:parent-style-name="Text_20_body" style:master-page-name="First_20_Page">
      <style:paragraph-properties fo:text-align="center" style:justify-single-word="false" style:page-number="auto"/>
      <style:text-properties fo:color="#000000" style:font-name="Times New Roman" fo:font-size="28pt" fo:font-weight="bold" style:font-size-asian="28pt" style:font-size-complex="28pt"/>
    </style:style>
    <style:style style:name="P4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4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44" style:family="paragraph" style:parent-style-name="Text_20_body">
      <style:paragraph-properties fo:text-align="justify" style:justify-single-word="false" fo:orphans="2" fo:widows="2"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use-window-font-color="tru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use-window-font-color="true"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text:tracked-changes>
        <text:changed-region xml:id="ct103516712" text:id="ct103516712">
          <text:insertion>
            <office:change-info>
              <dc:creator>Alba Neila</dc:creator>
              <dc:date>2013-11-14T14:28:00</dc:date>
            </office:change-info>
          </text:insertion>
        </text:changed-region>
        <text:changed-region xml:id="ct103517128" text:id="ct103517128">
          <text:insertion>
            <office:change-info>
              <dc:creator>Alba Neila</dc:creator>
              <dc:date>2013-11-14T16:30:00</dc:date>
            </office:change-info>
          </text:insertion>
        </text:changed-region>
        <text:changed-region xml:id="ct103517232" text:id="ct103517232">
          <text:insertion>
            <office:change-info>
              <dc:creator>Alba Neila</dc:creator>
              <dc:date>2013-11-14T16:31:00</dc:date>
            </office:change-info>
          </text:insertion>
        </text:changed-region>
        <text:changed-region xml:id="ct103516816" text:id="ct103516816">
          <text:insertion>
            <office:change-info>
              <dc:creator>Alba Neila</dc:creator>
              <dc:date>2013-11-14T16:31:00</dc:date>
            </office:change-info>
          </text:insertion>
        </text:changed-region>
        <text:changed-region xml:id="ct103517336" text:id="ct103517336">
          <text:insertion>
            <office:change-info>
              <dc:creator>Alba Neila</dc:creator>
              <dc:date>2013-11-14T14:28:00</dc:date>
            </office:change-info>
          </text:insertion>
        </text:changed-region>
        <text:changed-region xml:id="ct103517648" text:id="ct103517648">
          <text:deletion>
            <office:change-info>
              <dc:creator>Alba Neila</dc:creator>
              <dc:date>2013-11-14T14:29:00</dc:date>
            </office:change-info>
            <text:h text:style-name="Heading_20_1" text:outline-level="1">Especificación de Requisitos</text:h>
            <text:h text:style-name="Heading_20_2" text:outline-level="2">Requisitos funcionales</text:h>
          </text:deletion>
        </text:changed-region>
        <text:changed-region xml:id="ct103517544" text:id="ct103517544">
          <text:deletion>
            <office:change-info>
              <dc:creator>Alba Neila</dc:creator>
              <dc:date>2013-11-14T10:46:00</dc:date>
            </office:change-info>
            <text:h text:style-name="Heading_20_2" text:outline-level="2"/>
            <text:h text:style-name="Heading_20_2" text:outline-level="2"><text:span text:style-name="T1"/></text:h>
          </text:deletion>
        </text:changed-region>
        <text:changed-region xml:id="ct103517440" text:id="ct103517440">
          <text:deletion>
            <office:change-info>
              <dc:creator>Alba Neila</dc:creator>
              <dc:date>2013-11-14T14:29:00</dc:date>
            </office:change-info>
            <text:h text:style-name="Heading_20_2" text:outline-level="2"><text:span text:style-name="T1">RF 1</text:span>: Se desarrollará una aplicación web que permita la realización de ejercicios de transcripción paleográfica.</text:h>
            <text:list xml:id="list3329386279573082916" text:style-name="WWNum3">
              <text:list-header>
                <text:p text:style-name="P1"><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1"><text:span text:style-name="T1">RF 3</text:span>: Los Profesores podrán crear diferentes <text:span text:style-name="T2">grupos de Alumnos</text:span> (por ejemplo, agrupados por curso o por grupo de prácticas).</text:p>
                <text:list>
                  <text:list-item>
                    <text:list>
                      <text:list-item>
                        <text:list>
                          <text:list-header>
                            <text:p text:style-name="P2">MÁSTER UNIVERSITARIO EN INGENIERÍA INFORMÁTICARF 3.1: Los Alumnos podrán solicitar el acceso a un grupo determinado.</text:p>
                          </text:list-header>
                        </text:list>
                      </text:list-item>
                    </text:list>
                    <text:p text:style-name="P2"><text:span text:style-name="T1">RF 3.2</text:span>: Los Profesores tendrán que aprobar el acceso de un alumno a los grupos que haya creado.</text:p>
                  </text:list-item>
                </text:list>
                <text:p text:style-name="P1"><text:span text:style-name="T1">RF 4</text:span>: Los Profesores podrán añadir <text:span text:style-name="T2">documentos</text:span> a la aplicación y también eliminarlos.</text:p>
                <text:list text:continue-numbering="true">
                  <text:list-header>
                    <text:p text:style-name="P2"><text:span text:style-name="T1">RF 4.1</text:span>: Estos documentos estarán compuestos por dos archivos: </text:p>
                    <text:list>
                      <text:list-item>
                        <text:list>
                          <text:list-item>
                            <text:list>
                              <text:list-item>
                                <text:list>
                                  <text:list-header>
                                    <text:p text:style-name="P3"><text:span text:style-name="T1">A</text:span>) Una imagen con alta calidad.</text:p>
                                  </text:list-header>
                                </text:list>
                              </text:list-item>
                            </text:list>
                          </text:list-item>
                        </text:list>
                        <text:p text:style-name="P3"><text:span text:style-name="T1">B</text:span>) Una transcripción según el estándar TEI P5 XML.</text:p>
                      </text:list-item>
                    </text:list>
                    <text:p text:style-name="P2"><text:span text:style-name="T1">RF 4.2</text:span>: Cada documento tendrá un nivel de dificultad de transcripción que será proporcionado por el criterio del profesor, de entre: bajo, intermedio o alto.</text:p>
                  </text:list-header>
                </text:list>
                <text:p text:style-name="P1"><text:span text:style-name="T1">RF 5</text:span>: Se debe poder agrupar los documentos por <text:span text:style-name="T2">colecciones</text:span> (por ejemplo, agrupados por escrituras del mismo siglo o por nivel de dificultad).</text:p>
                <text:list text:continue-numbering="true">
                  <text:list-header>
                    <text:p text:style-name="P2"><text:span text:style-name="T1">RF 5.1</text:span>: Las colecciones tendrán un nombre.</text:p>
                    <text:p text:style-name="P2"><text:span text:style-name="T1">RF 5.2</text:span>: A los distintos grupos de usuarios se les asignará el acceso a cada colección. </text:p>
                    <text:p text:style-name="P2"><text:span text:style-name="T1">RF 5.3</text:span>: Existirán además colecciones públicas. Éstas podrán ser accesibles por cualquier usuario sin necesidad de confirmación de acceso por un profesor.</text:p>
                  </text:list-header>
                </text:list>
                <text:p text:style-name="P1"><text:span text:style-name="T1">RF 6</text:span>: A partir de un documento, los profesores deberán poder crear <text:span text:style-name="T2">ejercicios</text:span> interactivos.</text:p>
              </text:list-header>
            </text:list>
            <text:p text:style-name="P4">Tutor</text:p>
            <text:p text:style-name="P5">Álvaro Herrero Cosio</text:p>
            <text:p text:style-name="P5"/>
            <text:p text:style-name="P5"/>
            <text:p text:style-name="P4">Autora</text:p>
            <text:p text:style-name="P5">Alba Neila Neila</text:p>
            <text:p text:style-name="P5"/>
            <text:p text:style-name="P5"/>
            <text:p text:style-name="P4">Colaboración</text:p>
            <text:p text:style-name="P5">Sonia Serna</text:p>
            <text:p text:style-name="P5">Alumna becariaRF 6.1: Para cada ejercicio, el alumno visualizará el documento y podrá introducir las palabras de la transcripción.</text:p>
            <text:list xml:id="list36747103" text:continue-numbering="true" text:style-name="WWNum3">
              <text:list-item>
                <text:list>
                  <text:list-header>
                    <text:p text:style-name="P2"><text:span text:style-name="T1">RF 6.2</text:span>: Los ejercicios tendrán un nivel de dificultad en la realización, de entre: bajo, intermedio y alto, que el propio profesor establecerá según las características del ejercicio. </text:p>
                    <text:p text:style-name="P2"><text:span text:style-name="T1">RF 6.3</text:span>: Para cada uno de ellos, el profesor indicará qué porcentaje de palabras (aleatorias), se muestran al alumno en la transcripción, como pistas: 50% de las palabras transcritas, 20% o 0%.</text:p>
                    <text:p text:style-name="P2"><text:span text:style-name="T1">RF 6.4</text:span>: Los ejercicios se encontrarán ordenados según el orden establecido por el profesor.</text:p>
                    <text:p text:style-name="P2"><text:span text:style-name="T1">RF 6.5</text:span>: El profesor puede indicar el objetivo a satisfacer para pasar de un ejercicio al siguiente, de entre los siguientes:</text:p>
                  </text:list-header>
                </text:list>
              </text:list-item>
            </text:list>
            <text:list xml:id="list2120625349295762676" text:style-name="L1">
              <text:list-item>
                <text:p text:style-name="P6">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text:p>
              </text:list-item>
              <text:list-item>
                <text:p text:style-name="P6">Número máximo de fallos en todo el documento, cuyo valor el profesor podría configurar.</text:p>
              </text:list-item>
            </text:list>
            <text:list xml:id="list36732845" text:continue-list="list36747103" text:style-name="WWNum3">
              <text:list-item>
                <text:list>
                  <text:list-header>
                    <text:p text:style-name="P2"><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1"><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36740597" text:continue-numbering="true" text:style-name="WWNum3">
              <text:list-header>
                <text:p text:style-name="P1"><text:span text:style-name="T1">RNF 1:</text:span> <text:span text:style-name="T3">Interfaz</text:span>: la aplicación deberá visualizarse correctamente y en cualquier navegador.</text:p>
                <text:p text:style-name="P1"><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7"><text:span text:style-name="T1">RNF 2.1</text:span>: Además el tiempo de respuesta de la aplicación no deberá exceder un tiempo considerable. </text:p>
                              </text:list-header>
                            </text:list>
                          </text:list-item>
                        </text:list>
                      </text:list-item>
                    </text:list>
                  </text:list-item>
                </text:list>
                <text:p text:style-name="P1"><text:span text:style-name="T1">RNF 3</text:span>: <text:span text:style-name="T3">Extensibilidad</text:span>: el sistema deberá ser escalable, permitiendo en un futuro el desarrollo de nuevas funcionalidades, modificación o eliminación de éstas.</text:p>
                <text:p text:style-name="P1"><text:span text:style-name="T1">RNF 4</text:span>: <text:span text:style-name="T3">Seguridad</text:span>: el sistema debe estar restringido, por lo que se solicitará un usuario y contraseña para acceder al mismo.</text:p>
                <text:p text:style-name="P1"><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text:p>
            <text:list xml:id="list36741125" text:continue-list="list2120625349295762676" text:style-name="L1">
              <text:list-item>
                <text:p text:style-name="P6">Nombre.</text:p>
              </text:list-item>
              <text:list-item>
                <text:p text:style-name="P6">Apellidos.</text:p>
              </text:list-item>
              <text:list-item>
                <text:p text:style-name="P6">Correo electrónico.</text:p>
              </text:list-item>
              <text:list-item>
                <text:p text:style-name="P6">Usuario (para acceder a la aplicación).</text:p>
              </text:list-item>
              <text:list-item>
                <text:p text:style-name="P6">Contraseña (para acceder a la aplicación).</text:p>
              </text:list-item>
              <text:list-item>
                <text:p text:style-name="P6">Tipo de usuario (administrador, profesor, alumno).</text:p>
              </text:list-item>
              <text:list-item>
                <text:p text:style-name="P6">Otra información: accesible para el administrador.</text:p>
              </text:list-item>
            </text:list>
            <text:list xml:id="list36731857" text:continue-list="list36740597" text:style-name="WWNum3">
              <text:list-header>
                <text:p text:style-name="P1"><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text:p>
              </text:list-header>
            </text:list>
            <text:list xml:id="list7189795591791413440" text:style-name="L2">
              <text:list-item>
                <text:p text:style-name="P8">Código.</text:p>
              </text:list-item>
              <text:list-item>
                <text:p text:style-name="P8">Nombre.</text:p>
              </text:list-item>
              <text:list-item>
                <text:p text:style-name="P8">Descripción.</text:p>
              </text:list-item>
              <text:list-item>
                <text:p text:style-name="P8">Profesor responsable.</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text:p>
            <text:list xml:id="list5370707519612875780" text:style-name="L3">
              <text:list-item>
                <text:p text:style-name="P9">Código.</text:p>
              </text:list-item>
              <text:list-item>
                <text:p text:style-name="P9">Nombre.</text:p>
              </text:list-item>
              <text:list-item>
                <text:p text:style-name="P9">Tipo de escritura (opcional).</text:p>
              </text:list-item>
              <text:list-item>
                <text:p text:style-name="P9">Fecha (opcional).</text:p>
              </text:list-item>
              <text:list-item>
                <text:p text:style-name="P9">Descripción.</text:p>
              </text:list-item>
              <text:list-item>
                <text:p text:style-name="P9">Nivel de dificultad (bajo, intermedio, alto).</text:p>
              </text:list-item>
              <text:list-item>
                <text:p text:style-name="P9">Imagen.</text:p>
              </text:list-item>
              <text:list-item>
                <text:p text:style-name="P9">Transcripción.</text:p>
              </text:list-item>
            </text:list>
            <text:p text:style-name="P10"><text:span text:style-name="T4">RI 4</text:span>: Para cada <text:span text:style-name="T3">colección</text:span> de documentos, se almacenará la siguiente información:</text:p>
            <text:list xml:id="list8259248375912060230" text:style-name="L4">
              <text:list-item>
                <text:p text:style-name="P11">Código.</text:p>
              </text:list-item>
              <text:list-item>
                <text:p text:style-name="P11">Nombre.</text:p>
              </text:list-item>
              <text:list-item>
                <text:p text:style-name="P11">Descripción.</text:p>
              </text:list-item>
              <text:list-item>
                <text:p text:style-name="P11">Orden de los documentos.</text:p>
              </text:list-item>
            </text:list>
            <text:p text:style-name="P10"><text:span text:style-name="T4">RI 5</text:span>: Para cada <text:span text:style-name="T3">ejercicio</text:span>, se almacenará la siguiente información:</text:p>
            <text:list xml:id="list1483058648381448165" text:style-name="L5">
              <text:list-item>
                <text:p text:style-name="P12">Código.</text:p>
              </text:list-item>
              <text:list-item>
                <text:p text:style-name="P13">Nivel de dificultad en la realización.</text:p>
              </text:list-item>
              <text:list-item>
                <text:p text:style-name="P13"><text:s/>Objetivo.</text:p>
              </text:list-item>
            </text:list>
            <text:h text:style-name="Heading_20_2" text:outline-level="2">Requisitos de Interfaz</text:h>
            <text:list xml:id="list36739178" text:continue-list="list36731857" text:style-name="WWNum3">
              <text:list-header>
                <text:p text:style-name="P1"><text:span text:style-name="T4">RIN 1</text:span>: La aplicación debe contar con una interfaz amigable e intuitiva, de sencilla utilización por parte de usuarios con poca experiencia en el manejo de aplicaciones Web.</text:p>
                <text:p text:style-name="P1"><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103517752" text:id="ct103517752">
          <text:insertion>
            <office:change-info>
              <dc:creator>Alba Neila</dc:creator>
              <dc:date>2013-11-14T16:44:00</dc:date>
            </office:change-info>
          </text:insertion>
        </text:changed-region>
        <text:changed-region xml:id="ct214590248" text:id="ct214590248">
          <text:insertion>
            <office:change-info>
              <dc:creator>Alba Neila</dc:creator>
              <dc:date>2013-11-14T16:57:00</dc:date>
            </office:change-info>
          </text:insertion>
        </text:changed-region>
        <text:changed-region xml:id="ct214590456" text:id="ct214590456">
          <text:insertion>
            <office:change-info>
              <dc:creator>Alba Neila</dc:creator>
              <dc:date>2013-11-14T16:58:00</dc:date>
            </office:change-info>
          </text:insertion>
        </text:changed-region>
        <text:changed-region xml:id="ct103518272" text:id="ct103518272">
          <text:insertion>
            <office:change-info>
              <dc:creator>Alba Neila</dc:creator>
              <dc:date>2013-11-14T16:56:00</dc:date>
            </office:change-info>
          </text:insertion>
        </text:changed-region>
        <text:changed-region xml:id="ct103518376" text:id="ct103518376">
          <text:insertion>
            <office:change-info>
              <dc:creator>Alba Neila</dc:creator>
              <dc:date>2013-11-14T16:46:00</dc:date>
            </office:change-info>
          </text:insertion>
        </text:changed-region>
        <text:changed-region xml:id="ct103518480" text:id="ct103518480">
          <text:insertion>
            <office:change-info>
              <dc:creator>Alba Neila</dc:creator>
              <dc:date>2013-11-14T16:37:00</dc:date>
            </office:change-info>
          </text:insertion>
        </text:changed-region>
        <text:changed-region xml:id="ct103518584" text:id="ct103518584">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change-start text:change-id="ct103516712"/>UNIVERSIDAD DE BURGOS</text:p>
      <text:p text:style-name="P28">ESCUELA POLITÉCNICA SUPERIOR</text:p>
      <text:p text:style-name="P29"/>
      <text:p text:style-name="P27">MÁSTER UNIVERSITARIO EN INGENIERÍA INFORMÁTICA</text:p>
      <text:p text:style-name="P26"/>
      <text:p text:style-name="P25"><draw:frame draw:style-name="fr1" draw:name="gráficos1" text:anchor-type="paragraph" svg:width="5.56cm" svg:height="7.999cm" draw:z-index="0"><draw:image xlink:href="Pictures/2000000B0000232E0000380CB876C5BE.svm" xlink:type="simple" xlink:show="embed" xlink:actuate="onLoad"/></draw:frame></text:p>
      <text:p text:style-name="P23">TRABAJO FIN DE MÁSTER</text:p>
      <text:p text:style-name="P24">Aplicación web para la realización de ejercicios paleográficos</text:p>
      <text:p text:style-name="P20"/>
      <text:p text:style-name="P20"/>
      <text:p text:style-name="P23">ANEXO V:</text:p>
      <text:p text:style-name="P30">MANUAL DE USUARIO</text:p>
      <text:p text:style-name="P5"/>
      <text:p text:style-name="P20"><text:change-end text:change-id="ct103516712"/></text:p>
      <text:section text:style-name="Sect1" text:name="Sección1">
        <text:p text:style-name="P4"><text:change-start text:change-id="ct103517128"/>Tutor</text:p>
        <text:p text:style-name="P5">Álvaro Herrero Cosio</text:p>
        <text:p text:style-name="P4">Autora</text:p>
        <text:p text:style-name="P5">Alba Neila Neila</text:p>
        <text:p text:style-name="P4"><text:change-end text:change-id="ct103517128"/><text:change-start text:change-id="ct103517232"/>Colaboración</text:p>
        <text:p text:style-name="P5">Sonia Serna<text:change-end text:change-id="ct103517232"/></text:p>
      </text:section>
      <text:p text:style-name="P27"><text:change-start text:change-id="ct103516816"/></text:p>
      <text:p text:style-name="P27"/>
      <text:p text:style-name="P22">Burgos, Febrero 2014<text:change-end text:change-id="ct103516816"/><text:change-start text:change-id="ct103517336"/></text:p>
      <text:h text:style-name="Heading_20_1" text:outline-level="1"><text:change-end text:change-id="ct103517336"/><text:change text:change-id="ct103517648"/><text:change text:change-id="ct103517544"/><text:change text:change-id="ct103517440"/><text:change-start text:change-id="ct103517752"/><text:soft-page-break/>Introducción</text:h>
      <text:h text:style-name="Heading_20_1" text:outline-level="1"><text:change-end text:change-id="ct103517752"/><text:change-start text:change-id="ct214590248"/>Requisitos Hardware</text:h>
      <text:h text:style-name="Heading_20_1" text:outline-level="1">Requisitos Software</text:h>
      <text:h text:style-name="Heading_20_1" text:outline-level="1"><text:change-end text:change-id="ct214590248"/><text:change-start text:change-id="ct214590456"/>Manual de uso<text:change-end text:change-id="ct214590456"/><text:change-start text:change-id="ct103518272"/></text:h>
      <text:p text:style-name="Standard"><text:change-end text:change-id="ct103518272"/><text:change-start text:change-id="ct103518376"/></text:p>
      <text:p text:style-name="Standard"/>
      <text:p text:style-name="Standard"><text:change-end text:change-id="ct103518376"/><text:change-start text:change-id="ct103518480"/></text:p>
      <text:p text:style-name="Standard"><text:change-end text:change-id="ct103518480"/><text:change-start text:change-id="ct103518584"/></text:p>
      <text:h text:style-name="Heading_20_1" text:outline-level="1" text:is-list-header="true"><text:change-end text:change-id="ct10351858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310000004697198391.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03803488" text:id="ct103803488">
            <text:insertion>
              <office:change-info>
                <dc:creator>Alba Neila</dc:creator>
                <dc:date>2013-11-14T14:06:00</dc:date>
              </office:change-info>
            </text:insertion>
          </text:changed-region>
          <text:changed-region xml:id="ct103803592" text:id="ct103803592">
            <text:format-change>
              <office:change-info>
                <dc:creator>Alba Neila</dc:creator>
                <dc:date>2013-11-14T14:04:00</dc:date>
              </office:change-info>
            </text:format-change>
          </text:changed-region>
        </text:tracked-changes>
        <text:p text:style-name="MP1"><text:change-start text:change-id="ct103803488"/></text:p>
        <text:p text:style-name="MP2"><text:change-end text:change-id="ct103803488"/><text:change-start text:change-id="ct103803592"/>TFM: Aplicación web para la realización de ejercicios paleográficos</text:p>
        <text:p text:style-name="MP3">Alba Neila Neila</text:p>
        <text:p text:style-name="MP4"><text:change-end text:change-id="ct103803592"/></text:p>
      </style:header>
      <style:footer>
        <text:p text:style-name="MP5">Página <text:page-number text:select-page="current">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59</meta:editing-cycles>
    <meta:creation-date>2013-10-23T08:35:00</meta:creation-date>
    <dc:date>2013-11-14T16:58:37.08</dc:date>
    <meta:editing-duration>PT5H59M39S</meta:editing-duration>
    <meta:generator>OpenOffice/4.0.1$Win32 OpenOffice.org_project/401m5$Build-9714</meta:generator>
    <dc:creator>Alba Neila</dc:creator>
    <meta:document-statistic meta:table-count="0" meta:image-count="1" meta:object-count="0" meta:page-count="2" meta:paragraph-count="96" meta:word-count="902" meta:character-count="573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